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  <style:text-properties fo:font-size="90pt"/>
    </style:style>
    <style:style style:name="P2" style:family="paragraph">
      <loext:graphic-properties draw:fill-color="#ffffff"/>
    </style:style>
    <style:style style:name="T1" style:family="text">
      <style:text-properties fo:font-size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1" draw:layer="layout" svg:width="26cm" svg:height="12.348cm" svg:x="1cm" svg:y="5.252cm" presentation:class="subtitle" presentation:user-transformed="true">
          <draw:text-box>
            <text:p><text:span text:style-name="T1">Code</text:span></text:p>
            <text:p><text:span text:style-name="T1">Inspec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createEjbInstanceAndContex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 creates an EJB instance and its context</text:p>
              </text:list-item>
              <text:list-item>
                <text:p>It uses preInvoke method</text:p>
              </text:list-item>
              <text:list-item>
                <text:p>Do injections if needed</text:p>
              </text:list-item>
              <text:list-item>
                <text:p>Do postInvoke </text:p>
              </text:list-item>
              <text:list-item>
                <text:p>Construct context using constructEJBContextImpl</text:p>
              </text:list-item>
              <text:list-item>
                <text:p>Inject context if need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injectEjbInstanc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 injects an instance of an EJB inside another bean</text:p>
              </text:list-item>
              <text:list-item>
                <text:p>Inject beans that must be injected recursively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getTargetOb jec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t returns an EJB when a remote invocation arrives</text:p>
              </text:list-item>
              <text:list-item>
                <text:p>Check if the invocation is local or remote and return the proper invoc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preInvok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Check if the container is ready to accept the request from a client</text:p>
              </text:list-item>
              <text:list-item>
                <text:p>It tries to provide missing container’s informations</text:p>
              </text:list-item>
              <text:list-item>
                <text:p>Link container and the passed invocation</text:p>
              </text:list-item>
              <text:list-item>
                <text:p>Permission check if the invocation must be done synchronousl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07:42.159262617</meta:creation-date>
    <meta:generator>LibreOffice/5.1.0.3$Linux_X86_64 LibreOffice_project/10m0$Build-3</meta:generator>
    <dc:date>2016-02-15T11:52:49.810528900</dc:date>
    <meta:editing-duration>PT15M41S</meta:editing-duration>
    <meta:editing-cycles>5</meta:editing-cycles>
    <meta:document-statistic meta:object-count="54"/>
  </office:meta>
</office:document-meta>
</file>